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612cm"/>
    </style:style>
    <style:style style:name="co17" style:family="table-column">
      <style:table-column-properties fo:break-before="auto" style:column-width="0.757cm"/>
    </style:style>
    <style:style style:name="co18" style:family="table-column">
      <style:table-column-properties fo:break-before="auto" style:column-width="7.421cm"/>
    </style:style>
    <style:style style:name="co19" style:family="table-column">
      <style:table-column-properties fo:break-before="auto" style:column-width="2.268cm"/>
    </style:style>
    <style:style style:name="co20" style:family="table-column">
      <style:table-column-properties fo:break-before="auto" style:column-width="3.893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4.2cm"/>
    </style:style>
    <style:style style:name="co23" style:family="table-column">
      <style:table-column-properties fo:break-before="auto" style:column-width="5.122cm"/>
    </style:style>
    <style:style style:name="co24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23860" calcext:value-type="float">
            <text:p>23860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7" calcext:value-type="float">
            <text:p>28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];[$legenda.$A$2:.$K$20];2;0)" office:value-type="float" office:value="7" calcext:value-type="float">
            <text:p>7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];[$legenda.$A$2:.$K$20];10;0)&lt;&gt;&quot;vazio&quot;;VLOOKUP([.$C2];[$legenda.$A$2:.$K$20];10;0);&quot;&quot;)">
            <text:p/>
          </table:table-cell>
          <table:table-cell table:style-name="ce15" table:formula="of:=IF(VLOOKUP([.$C2];[$legenda.$A$2:.$K$20];11;0)&lt;&gt;&quot;vazio&quot;;VLOOKUP([.$C2];[$legenda.$A$2:.$K$20];11;0);&quot;&quot;)">
            <text:p/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796" calcext:value-type="float">
            <text:p>23796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797" calcext:value-type="float">
            <text:p>23797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];[$legenda.$A$2:.$K$20];2;0)" office:value-type="float" office:value="9" calcext:value-type="float">
            <text:p>9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798" calcext:value-type="float">
            <text:p>23798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];[$legenda.$A$2:.$K$20];2;0)" office:value-type="string" office:string-value="9.1" calcext:value-type="string">
            <text:p>9.1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799" calcext:value-type="float">
            <text:p>23799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6];[$legenda.$A$2:.$K$20];2;0)" office:value-type="float" office:value="9" calcext:value-type="float">
            <text:p>9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];[$legenda.$A$2:.$K$20];11;0)&lt;&gt;&quot;vazio&quot;;VLOOKUP([.$C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00" calcext:value-type="float">
            <text:p>23800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7];[$legenda.$A$2:.$K$20];2;0)" office:value-type="string" office:string-value="9.1" calcext:value-type="string">
            <text:p>9.1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];[$legenda.$A$2:.$K$20];11;0)&lt;&gt;&quot;vazio&quot;;VLOOKUP([.$C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01" calcext:value-type="float">
            <text:p>23801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8" calcext:value-type="float">
            <text:p>25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8];[$legenda.$A$2:.$K$20];2;0)" office:value-type="float" office:value="7" calcext:value-type="float">
            <text:p>7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];[$legenda.$A$2:.$K$20];10;0)&lt;&gt;&quot;vazio&quot;;VLOOKUP([.$C8];[$legenda.$A$2:.$K$20];10;0);&quot;&quot;)">
            <text:p/>
          </table:table-cell>
          <table:table-cell table:style-name="ce15" table:formula="of:=IF(VLOOKUP([.$C8];[$legenda.$A$2:.$K$20];11;0)&lt;&gt;&quot;vazio&quot;;VLOOKUP([.$C8];[$legenda.$A$2:.$K$20];11;0);&quot;&quot;)">
            <text:p/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02" calcext:value-type="float">
            <text:p>23802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9];[$legenda.$A$2:.$K$20];2;0)" office:value-type="string" office:string-value="9.1" calcext:value-type="string">
            <text:p>9.1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03" calcext:value-type="float">
            <text:p>23803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6" calcext:value-type="float">
            <text:p>2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];[$legenda.$A$2:.$K$20];2;0)" office:value-type="float" office:value="7" calcext:value-type="float">
            <text:p>7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>
            <text:p/>
          </table:table-cell>
          <table:table-cell table:style-name="ce15" table:formula="of:=IF(VLOOKUP([.$C10];[$legenda.$A$2:.$K$20];11;0)&lt;&gt;&quot;vazio&quot;;VLOOKUP([.$C10];[$legenda.$A$2:.$K$20];11;0);&quot;&quot;)">
            <text:p/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04" calcext:value-type="float">
            <text:p>23804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9" calcext:value-type="float">
            <text:p>25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1];[$legenda.$A$2:.$K$20];2;0)" office:value-type="float" office:value="7" calcext:value-type="float">
            <text:p>7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>
            <text:p/>
          </table:table-cell>
          <table:table-cell table:style-name="ce15" table:formula="of:=IF(VLOOKUP([.$C11];[$legenda.$A$2:.$K$20];11;0)&lt;&gt;&quot;vazio&quot;;VLOOKUP([.$C11];[$legenda.$A$2:.$K$20];11;0);&quot;&quot;)">
            <text:p/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05" calcext:value-type="float">
            <text:p>23805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2];[$legenda.$A$2:.$K$20];2;0)" office:value-type="float" office:value="9" calcext:value-type="float">
            <text:p>9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];[$legenda.$A$2:.$K$20];10;0)&lt;&gt;&quot;vazio&quot;;VLOOKUP([.$C1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];[$legenda.$A$2:.$K$20];11;0)&lt;&gt;&quot;vazio&quot;;VLOOKUP([.$C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06" calcext:value-type="float">
            <text:p>23806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3];[$legenda.$A$2:.$K$20];2;0)" office:value-type="float" office:value="9" calcext:value-type="float">
            <text:p>9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07" calcext:value-type="float">
            <text:p>23807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4];[$legenda.$A$2:.$K$20];2;0)" office:value-type="float" office:value="9" calcext:value-type="float">
            <text:p>9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];[$legenda.$A$2:.$K$20];10;0)&lt;&gt;&quot;vazio&quot;;VLOOKUP([.$C1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08" calcext:value-type="float">
            <text:p>23808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27" calcext:value-type="float">
            <text:p>227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5];[$legenda.$A$2:.$K$20];2;0)" office:value-type="float" office:value="9" calcext:value-type="float">
            <text:p>9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];[$legenda.$A$2:.$K$20];10;0)&lt;&gt;&quot;vazio&quot;;VLOOKUP([.$C1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];[$legenda.$A$2:.$K$20];11;0)&lt;&gt;&quot;vazio&quot;;VLOOKUP([.$C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09" calcext:value-type="float">
            <text:p>23809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6];[$legenda.$A$2:.$K$20];2;0)" office:value-type="float" office:value="18" calcext:value-type="float">
            <text:p>18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10" calcext:value-type="float">
            <text:p>23810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31" calcext:value-type="float">
            <text:p>131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7];[$legenda.$A$2:.$K$20];2;0)" office:value-type="float" office:value="18" calcext:value-type="float">
            <text:p>18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7];[$legenda.$A$2:.$K$20];10;0)&lt;&gt;&quot;vazio&quot;;VLOOKUP([.$C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11" calcext:value-type="float">
            <text:p>23811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23" calcext:value-type="float">
            <text:p>423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8];[$legenda.$A$2:.$K$20];2;0)" office:value-type="float" office:value="18" calcext:value-type="float">
            <text:p>18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12" calcext:value-type="float">
            <text:p>23812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9];[$legenda.$A$2:.$K$20];2;0)" office:value-type="float" office:value="3" calcext:value-type="float">
            <text:p>3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9];[$legenda.$A$2:.$K$20];10;0)&lt;&gt;&quot;vazio&quot;;VLOOKUP([.$C19];[$legenda.$A$2:.$K$20];10;0);&quot;&quot;)">
            <text:p/>
          </table:table-cell>
          <table:table-cell table:style-name="ce15" table:formula="of:=IF(VLOOKUP([.$C19];[$legenda.$A$2:.$K$20];11;0)&lt;&gt;&quot;vazio&quot;;VLOOKUP([.$C19];[$legenda.$A$2:.$K$20];11;0);&quot;&quot;)">
            <text:p/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813" calcext:value-type="float">
            <text:p>23813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0];[$legenda.$A$2:.$K$20];2;0)" office:value-type="float" office:value="9" calcext:value-type="float">
            <text:p>9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0];[$legenda.$A$2:.$K$20];10;0)&lt;&gt;&quot;vazio&quot;;VLOOKUP([.$C2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0];[$legenda.$A$2:.$K$20];11;0)&lt;&gt;&quot;vazio&quot;;VLOOKUP([.$C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14" calcext:value-type="float">
            <text:p>23814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060080" calcext:value-type="float">
            <text:p>2060080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];[$legenda.$A$2:.$K$20];2;0)" office:value-type="float" office:value="17" calcext:value-type="float">
            <text:p>17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15" calcext:value-type="float">
            <text:p>23815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27" calcext:value-type="float">
            <text:p>227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2];[$legenda.$A$2:.$K$20];2;0)" office:value-type="string" office:string-value="9.1" calcext:value-type="string">
            <text:p>9.1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16" calcext:value-type="float">
            <text:p>23816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3];[$legenda.$A$2:.$K$20];2;0)" office:value-type="string" office:string-value="9.1" calcext:value-type="string">
            <text:p>9.1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17" calcext:value-type="float">
            <text:p>23817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4];[$legenda.$A$2:.$K$20];2;0)" office:value-type="string" office:string-value="9.1" calcext:value-type="string">
            <text:p>9.1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18" calcext:value-type="float">
            <text:p>23818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990075" calcext:value-type="float">
            <text:p>3990075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];[$legenda.$A$2:.$K$20];2;0)" office:value-type="float" office:value="17" calcext:value-type="float">
            <text:p>17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];[$legenda.$A$2:.$K$20];10;0)&lt;&gt;&quot;vazio&quot;;VLOOKUP([.$C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];[$legenda.$A$2:.$K$20];11;0)&lt;&gt;&quot;vazio&quot;;VLOOKUP([.$C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19" calcext:value-type="float">
            <text:p>23819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6];[$legenda.$A$2:.$K$20];2;0)" office:value-type="string" office:string-value="9.1" calcext:value-type="string">
            <text:p>9.1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20" calcext:value-type="float">
            <text:p>23820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27" calcext:value-type="float">
            <text:p>227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];[$legenda.$A$2:.$K$20];2;0)" office:value-type="float" office:value="17" calcext:value-type="float">
            <text:p>17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];[$legenda.$A$2:.$K$20];10;0)&lt;&gt;&quot;vazio&quot;;VLOOKUP([.$C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];[$legenda.$A$2:.$K$20];11;0)&lt;&gt;&quot;vazio&quot;;VLOOKUP([.$C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21" calcext:value-type="float">
            <text:p>23821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];[$legenda.$A$2:.$K$20];2;0)" office:value-type="float" office:value="17" calcext:value-type="float">
            <text:p>17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22" calcext:value-type="float">
            <text:p>23822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5" calcext:value-type="float">
            <text:p>2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9];[$legenda.$A$2:.$K$20];2;0)" office:value-type="float" office:value="7" calcext:value-type="float">
            <text:p>7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9];[$legenda.$A$2:.$K$20];10;0)&lt;&gt;&quot;vazio&quot;;VLOOKUP([.$C29];[$legenda.$A$2:.$K$20];10;0);&quot;&quot;)">
            <text:p/>
          </table:table-cell>
          <table:table-cell table:style-name="ce15" table:formula="of:=IF(VLOOKUP([.$C29];[$legenda.$A$2:.$K$20];11;0)&lt;&gt;&quot;vazio&quot;;VLOOKUP([.$C29];[$legenda.$A$2:.$K$20];11;0);&quot;&quot;)">
            <text:p/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23" calcext:value-type="float">
            <text:p>23823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0];[$legenda.$A$2:.$K$20];2;0)" office:value-type="string" office:string-value="9.1" calcext:value-type="string">
            <text:p>9.1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0];[$legenda.$A$2:.$K$20];10;0)&lt;&gt;&quot;vazio&quot;;VLOOKUP([.$C3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0];[$legenda.$A$2:.$K$20];11;0)&lt;&gt;&quot;vazio&quot;;VLOOKUP([.$C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24" calcext:value-type="float">
            <text:p>23824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7260238" calcext:value-type="float">
            <text:p>7260238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];[$legenda.$A$2:.$K$20];2;0)" office:value-type="float" office:value="17" calcext:value-type="float">
            <text:p>17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25" calcext:value-type="float">
            <text:p>23825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2];[$legenda.$A$2:.$K$20];2;0)" office:value-type="float" office:value="7" calcext:value-type="float">
            <text:p>7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2];[$legenda.$A$2:.$K$20];10;0)&lt;&gt;&quot;vazio&quot;;VLOOKUP([.$C32];[$legenda.$A$2:.$K$20];10;0);&quot;&quot;)">
            <text:p/>
          </table:table-cell>
          <table:table-cell table:style-name="ce15" table:formula="of:=IF(VLOOKUP([.$C32];[$legenda.$A$2:.$K$20];11;0)&lt;&gt;&quot;vazio&quot;;VLOOKUP([.$C32];[$legenda.$A$2:.$K$20];11;0);&quot;&quot;)">
            <text:p/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26" calcext:value-type="float">
            <text:p>23826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73" calcext:value-type="float">
            <text:p>27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3];[$legenda.$A$2:.$K$20];2;0)" office:value-type="float" office:value="7" calcext:value-type="float">
            <text:p>7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3];[$legenda.$A$2:.$K$20];10;0)&lt;&gt;&quot;vazio&quot;;VLOOKUP([.$C33];[$legenda.$A$2:.$K$20];10;0);&quot;&quot;)">
            <text:p/>
          </table:table-cell>
          <table:table-cell table:style-name="ce15" table:formula="of:=IF(VLOOKUP([.$C33];[$legenda.$A$2:.$K$20];11;0)&lt;&gt;&quot;vazio&quot;;VLOOKUP([.$C33];[$legenda.$A$2:.$K$20];11;0);&quot;&quot;)">
            <text:p/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27" calcext:value-type="float">
            <text:p>23827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0" calcext:value-type="float">
            <text:p>27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];[$legenda.$A$2:.$K$20];2;0)" office:value-type="float" office:value="17" calcext:value-type="float">
            <text:p>17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];[$legenda.$A$2:.$K$20];10;0)&lt;&gt;&quot;vazio&quot;;VLOOKUP([.$C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];[$legenda.$A$2:.$K$20];11;0)&lt;&gt;&quot;vazio&quot;;VLOOKUP([.$C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28" calcext:value-type="float">
            <text:p>23828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77" calcext:value-type="float">
            <text:p>2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5];[$legenda.$A$2:.$K$20];2;0)" office:value-type="float" office:value="7" calcext:value-type="float">
            <text:p>7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5];[$legenda.$A$2:.$K$20];10;0)&lt;&gt;&quot;vazio&quot;;VLOOKUP([.$C35];[$legenda.$A$2:.$K$20];10;0);&quot;&quot;)">
            <text:p/>
          </table:table-cell>
          <table:table-cell table:style-name="ce15" table:formula="of:=IF(VLOOKUP([.$C35];[$legenda.$A$2:.$K$20];11;0)&lt;&gt;&quot;vazio&quot;;VLOOKUP([.$C35];[$legenda.$A$2:.$K$20];11;0);&quot;&quot;)">
            <text:p/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29" calcext:value-type="float">
            <text:p>23829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4" calcext:value-type="float">
            <text:p>27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6];[$legenda.$A$2:.$K$20];2;0)" office:value-type="float" office:value="7" calcext:value-type="float">
            <text:p>7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6];[$legenda.$A$2:.$K$20];10;0)&lt;&gt;&quot;vazio&quot;;VLOOKUP([.$C36];[$legenda.$A$2:.$K$20];10;0);&quot;&quot;)">
            <text:p/>
          </table:table-cell>
          <table:table-cell table:style-name="ce15" table:formula="of:=IF(VLOOKUP([.$C36];[$legenda.$A$2:.$K$20];11;0)&lt;&gt;&quot;vazio&quot;;VLOOKUP([.$C36];[$legenda.$A$2:.$K$20];11;0);&quot;&quot;)">
            <text:p/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30" calcext:value-type="float">
            <text:p>23830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37];[$legenda.$A$2:.$K$20];2;0)" office:value-type="float" office:value="10" calcext:value-type="float">
            <text:p>10</text:p>
          </table:table-cell>
          <table:table-cell table:style-name="ce15" table:formula="of:=IF(VLOOKUP([.$C37];[$legenda.$A$2:.$K$20];9;0)&lt;&gt;&quot;vazio&quot;;VLOOKUP([.$C37];[$legenda.$A$2:.$K$20];9;0);&quot;&quot;)">
            <text:p/>
          </table:table-cell>
          <table:table-cell table:style-name="ce15" table:formula="of:=IF(VLOOKUP([.$C37];[$legenda.$A$2:.$K$20];10;0)&lt;&gt;&quot;vazio&quot;;VLOOKUP([.$C37];[$legenda.$A$2:.$K$20];10;0);&quot;&quot;)">
            <text:p/>
          </table:table-cell>
          <table:table-cell table:style-name="ce15" table:formula="of:=IF(VLOOKUP([.$C37];[$legenda.$A$2:.$K$20];11;0)&lt;&gt;&quot;vazio&quot;;VLOOKUP([.$C37];[$legenda.$A$2:.$K$20];11;0);&quot;&quot;)">
            <text:p/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3831" calcext:value-type="float">
            <text:p>23831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257" calcext:value-type="float">
            <text:p>257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8];[$legenda.$A$2:.$K$20];2;0)" office:value-type="float" office:value="18" calcext:value-type="float">
            <text:p>18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32" calcext:value-type="float">
            <text:p>23832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234" calcext:value-type="float">
            <text:p>234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9];[$legenda.$A$2:.$K$20];2;0)" office:value-type="float" office:value="18" calcext:value-type="float">
            <text:p>18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33" calcext:value-type="float">
            <text:p>23833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40];[$legenda.$A$2:.$K$20];2;0)" office:value-type="float" office:value="10" calcext:value-type="float">
            <text:p>10</text:p>
          </table:table-cell>
          <table:table-cell table:style-name="ce15" table:formula="of:=IF(VLOOKUP([.$C40];[$legenda.$A$2:.$K$20];9;0)&lt;&gt;&quot;vazio&quot;;VLOOKUP([.$C40];[$legenda.$A$2:.$K$20];9;0);&quot;&quot;)">
            <text:p/>
          </table:table-cell>
          <table:table-cell table:style-name="ce15" table:formula="of:=IF(VLOOKUP([.$C40];[$legenda.$A$2:.$K$20];10;0)&lt;&gt;&quot;vazio&quot;;VLOOKUP([.$C40];[$legenda.$A$2:.$K$20];10;0);&quot;&quot;)">
            <text:p/>
          </table:table-cell>
          <table:table-cell table:style-name="ce15" table:formula="of:=IF(VLOOKUP([.$C40];[$legenda.$A$2:.$K$20];11;0)&lt;&gt;&quot;vazio&quot;;VLOOKUP([.$C40];[$legenda.$A$2:.$K$20];11;0);&quot;&quot;)">
            <text:p/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3834" calcext:value-type="float">
            <text:p>23834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1860223" calcext:value-type="float">
            <text:p>1860223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41];[$legenda.$A$2:.$K$20];2;0)" office:value-type="float" office:value="15" calcext:value-type="float">
            <text:p>15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" calcext:value-type="string">
            <text:p>pos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835" calcext:value-type="float">
            <text:p>23835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42];[$legenda.$A$2:.$K$20];2;0)" office:value-type="float" office:value="3" calcext:value-type="float">
            <text:p>3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42];[$legenda.$A$2:.$K$20];10;0)&lt;&gt;&quot;vazio&quot;;VLOOKUP([.$C42];[$legenda.$A$2:.$K$20];10;0);&quot;&quot;)">
            <text:p/>
          </table:table-cell>
          <table:table-cell table:style-name="ce15" table:formula="of:=IF(VLOOKUP([.$C42];[$legenda.$A$2:.$K$20];11;0)&lt;&gt;&quot;vazio&quot;;VLOOKUP([.$C42];[$legenda.$A$2:.$K$20];11;0);&quot;&quot;)">
            <text:p/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836" calcext:value-type="float">
            <text:p>23836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60" calcext:value-type="float">
            <text:p>260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3];[$legenda.$A$2:.$K$20];2;0)" office:value-type="float" office:value="18" calcext:value-type="float">
            <text:p>18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37" calcext:value-type="float">
            <text:p>23837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4];[$legenda.$A$2:.$K$20];2;0)" office:value-type="float" office:value="18" calcext:value-type="float">
            <text:p>18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38" calcext:value-type="float">
            <text:p>23838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38" calcext:value-type="float">
            <text:p>438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5];[$legenda.$A$2:.$K$20];2;0)" office:value-type="float" office:value="18" calcext:value-type="float">
            <text:p>18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39" calcext:value-type="float">
            <text:p>23839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7570275" calcext:value-type="float">
            <text:p>7570275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];[$legenda.$A$2:.$K$20];2;0)" office:value-type="float" office:value="17" calcext:value-type="float">
            <text:p>17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];[$legenda.$A$2:.$K$20];10;0)&lt;&gt;&quot;vazio&quot;;VLOOKUP([.$C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];[$legenda.$A$2:.$K$20];11;0)&lt;&gt;&quot;vazio&quot;;VLOOKUP([.$C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40" calcext:value-type="float">
            <text:p>23840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9" calcext:value-type="float">
            <text:p>27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279" calcext:value-type="float">
            <text:p>279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];[$legenda.$A$2:.$K$20];2;0)" office:value-type="float" office:value="17" calcext:value-type="float">
            <text:p>17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41" calcext:value-type="float">
            <text:p>23841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9" calcext:value-type="float">
            <text:p>27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314" calcext:value-type="float">
            <text:p>314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];[$legenda.$A$2:.$K$20];2;0)" office:value-type="float" office:value="17" calcext:value-type="float">
            <text:p>17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42" calcext:value-type="float">
            <text:p>23842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9];[$legenda.$A$2:.$K$20];2;0)" office:value-type="float" office:value="9" calcext:value-type="float">
            <text:p>9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43" calcext:value-type="float">
            <text:p>23843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4950295" calcext:value-type="float">
            <text:p>4950295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0];[$legenda.$A$2:.$K$20];2;0)" office:value-type="float" office:value="17" calcext:value-type="float">
            <text:p>17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0];[$legenda.$A$2:.$K$20];10;0)&lt;&gt;&quot;vazio&quot;;VLOOKUP([.$C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44" calcext:value-type="float">
            <text:p>23844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1];[$legenda.$A$2:.$K$20];2;0)" office:value-type="float" office:value="17" calcext:value-type="float">
            <text:p>17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45" calcext:value-type="float">
            <text:p>23845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4880286" calcext:value-type="float">
            <text:p>4880286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2];[$legenda.$A$2:.$K$20];2;0)" office:value-type="float" office:value="17" calcext:value-type="float">
            <text:p>17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2];[$legenda.$A$2:.$K$20];10;0)&lt;&gt;&quot;vazio&quot;;VLOOKUP([.$C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];[$legenda.$A$2:.$K$20];11;0)&lt;&gt;&quot;vazio&quot;;VLOOKUP([.$C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46" calcext:value-type="float">
            <text:p>23846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650266" calcext:value-type="float">
            <text:p>2650266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];[$legenda.$A$2:.$K$20];2;0)" office:value-type="float" office:value="17" calcext:value-type="float">
            <text:p>17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47" calcext:value-type="float">
            <text:p>23847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];[$legenda.$A$2:.$K$20];2;0)" office:value-type="float" office:value="17" calcext:value-type="float">
            <text:p>17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48" calcext:value-type="float">
            <text:p>23848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314" calcext:value-type="float">
            <text:p>314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5];[$legenda.$A$2:.$K$20];2;0)" office:value-type="float" office:value="18" calcext:value-type="float">
            <text:p>18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5];[$legenda.$A$2:.$K$20];10;0)&lt;&gt;&quot;vazio&quot;;VLOOKUP([.$C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];[$legenda.$A$2:.$K$20];11;0)&lt;&gt;&quot;vazio&quot;;VLOOKUP([.$C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49" calcext:value-type="float">
            <text:p>23849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56];[$legenda.$A$2:.$K$20];2;0)" office:value-type="float" office:value="10" calcext:value-type="float">
            <text:p>10</text:p>
          </table:table-cell>
          <table:table-cell table:style-name="ce15" table:formula="of:=IF(VLOOKUP([.$C56];[$legenda.$A$2:.$K$20];9;0)&lt;&gt;&quot;vazio&quot;;VLOOKUP([.$C56];[$legenda.$A$2:.$K$20];9;0);&quot;&quot;)">
            <text:p/>
          </table:table-cell>
          <table:table-cell table:style-name="ce15" table:formula="of:=IF(VLOOKUP([.$C56];[$legenda.$A$2:.$K$20];10;0)&lt;&gt;&quot;vazio&quot;;VLOOKUP([.$C56];[$legenda.$A$2:.$K$20];10;0);&quot;&quot;)">
            <text:p/>
          </table:table-cell>
          <table:table-cell table:style-name="ce15" table:formula="of:=IF(VLOOKUP([.$C56];[$legenda.$A$2:.$K$20];11;0)&lt;&gt;&quot;vazio&quot;;VLOOKUP([.$C56];[$legenda.$A$2:.$K$20];11;0);&quot;&quot;)">
            <text:p/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3850" calcext:value-type="float">
            <text:p>23850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9" calcext:value-type="float">
            <text:p>27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73" calcext:value-type="float">
            <text:p>173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7];[$legenda.$A$2:.$K$20];2;0)" office:value-type="float" office:value="17" calcext:value-type="float">
            <text:p>17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7];[$legenda.$A$2:.$K$20];10;0)&lt;&gt;&quot;vazio&quot;;VLOOKUP([.$C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];[$legenda.$A$2:.$K$20];11;0)&lt;&gt;&quot;vazio&quot;;VLOOKUP([.$C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51" calcext:value-type="float">
            <text:p>23851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58];[$legenda.$A$2:.$K$20];2;0)" office:value-type="float" office:value="10" calcext:value-type="float">
            <text:p>10</text:p>
          </table:table-cell>
          <table:table-cell table:style-name="ce15" table:formula="of:=IF(VLOOKUP([.$C58];[$legenda.$A$2:.$K$20];9;0)&lt;&gt;&quot;vazio&quot;;VLOOKUP([.$C58];[$legenda.$A$2:.$K$20];9;0);&quot;&quot;)">
            <text:p/>
          </table:table-cell>
          <table:table-cell table:style-name="ce15" table:formula="of:=IF(VLOOKUP([.$C58];[$legenda.$A$2:.$K$20];10;0)&lt;&gt;&quot;vazio&quot;;VLOOKUP([.$C58];[$legenda.$A$2:.$K$20];10;0);&quot;&quot;)">
            <text:p/>
          </table:table-cell>
          <table:table-cell table:style-name="ce15" table:formula="of:=IF(VLOOKUP([.$C58];[$legenda.$A$2:.$K$20];11;0)&lt;&gt;&quot;vazio&quot;;VLOOKUP([.$C58];[$legenda.$A$2:.$K$20];11;0);&quot;&quot;)">
            <text:p/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3852" calcext:value-type="float">
            <text:p>23852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261" calcext:value-type="float">
            <text:p>261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9];[$legenda.$A$2:.$K$20];2;0)" office:value-type="float" office:value="18" calcext:value-type="float">
            <text:p>18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53" calcext:value-type="float">
            <text:p>23853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260260" calcext:value-type="float">
            <text:p>2260260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];[$legenda.$A$2:.$K$20];2;0)" office:value-type="float" office:value="17" calcext:value-type="float">
            <text:p>17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54" calcext:value-type="float">
            <text:p>23854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1];[$legenda.$A$2:.$K$20];2;0)" office:value-type="float" office:value="17" calcext:value-type="float">
            <text:p>17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55" calcext:value-type="float">
            <text:p>23855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9" calcext:value-type="float">
            <text:p>27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71" calcext:value-type="float">
            <text:p>271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2];[$legenda.$A$2:.$K$20];2;0)" office:value-type="float" office:value="17" calcext:value-type="float">
            <text:p>17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2];[$legenda.$A$2:.$K$20];10;0)&lt;&gt;&quot;vazio&quot;;VLOOKUP([.$C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2];[$legenda.$A$2:.$K$20];11;0)&lt;&gt;&quot;vazio&quot;;VLOOKUP([.$C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56" calcext:value-type="float">
            <text:p>23856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9" calcext:value-type="float">
            <text:p>27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63];[$legenda.$A$2:.$K$20];3;0)&amp;&quot;(&quot;&amp;[.K63]&amp;&quot; &quot;&amp;[.L63]&amp;&quot; &quot;&amp;[.M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];[$legenda.$A$2:.$K$20];2;0)" office:value-type="float" office:value="17" calcext:value-type="float">
            <text:p>17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57" calcext:value-type="float">
            <text:p>23857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64];[$legenda.$A$2:.$K$20];3;0)&amp;&quot;(&quot;&amp;[.K64]&amp;&quot; &quot;&amp;[.L64]&amp;&quot; &quot;&amp;[.M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4];[$legenda.$A$2:.$K$20];2;0)" office:value-type="float" office:value="17" calcext:value-type="float">
            <text:p>17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4];[$legenda.$A$2:.$K$20];10;0)&lt;&gt;&quot;vazio&quot;;VLOOKUP([.$C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4];[$legenda.$A$2:.$K$20];11;0)&lt;&gt;&quot;vazio&quot;;VLOOKUP([.$C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58" calcext:value-type="float">
            <text:p>23858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65];[$legenda.$A$2:.$K$20];3;0)&amp;&quot;(&quot;&amp;[.K65]&amp;&quot; &quot;&amp;[.L65]&amp;&quot; &quot;&amp;[.M6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5];[$legenda.$A$2:.$K$20];2;0)" office:value-type="string" office:string-value="9.1" calcext:value-type="string">
            <text:p>9.1</text:p>
          </table:table-cell>
          <table:table-cell table:style-name="ce15" table:formula="of:=IF(VLOOKUP([.$C65];[$legenda.$A$2:.$K$20];9;0)&lt;&gt;&quot;vazio&quot;;VLOOKUP([.$C6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5];[$legenda.$A$2:.$K$20];10;0)&lt;&gt;&quot;vazio&quot;;VLOOKUP([.$C6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5];[$legenda.$A$2:.$K$20];11;0)&lt;&gt;&quot;vazio&quot;;VLOOKUP([.$C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59" calcext:value-type="float">
            <text:p>23859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9" calcext:value-type="float">
            <text:p>27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186" calcext:value-type="float">
            <text:p>186</text:p>
          </table:table-cell>
          <table:table-cell table:style-name="ce14" table:formula="of:=VLOOKUP([.C66];[$legenda.$A$2:.$K$20];3;0)&amp;&quot;(&quot;&amp;[.K66]&amp;&quot; &quot;&amp;[.L66]&amp;&quot; &quot;&amp;[.M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6];[$legenda.$A$2:.$K$20];2;0)" office:value-type="float" office:value="17" calcext:value-type="float">
            <text:p>17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6];[$legenda.$A$2:.$K$20];10;0)&lt;&gt;&quot;vazio&quot;;VLOOKUP([.$C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6];[$legenda.$A$2:.$K$20];11;0)&lt;&gt;&quot;vazio&quot;;VLOOKUP([.$C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61" calcext:value-type="float">
            <text:p>23861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9" calcext:value-type="float">
            <text:p>27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76" calcext:value-type="float">
            <text:p>76</text:p>
          </table:table-cell>
          <table:table-cell table:style-name="ce14" table:formula="of:=VLOOKUP([.C67];[$legenda.$A$2:.$K$20];3;0)&amp;&quot;(&quot;&amp;[.K67]&amp;&quot; &quot;&amp;[.L67]&amp;&quot; &quot;&amp;[.M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7];[$legenda.$A$2:.$K$20];2;0)" office:value-type="float" office:value="17" calcext:value-type="float">
            <text:p>17</text:p>
          </table:table-cell>
          <table:table-cell table:style-name="ce15" table:formula="of:=IF(VLOOKUP([.$C67];[$legenda.$A$2:.$K$20];9;0)&lt;&gt;&quot;vazio&quot;;VLOOKUP([.$C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7];[$legenda.$A$2:.$K$20];10;0)&lt;&gt;&quot;vazio&quot;;VLOOKUP([.$C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7];[$legenda.$A$2:.$K$20];11;0)&lt;&gt;&quot;vazio&quot;;VLOOKUP([.$C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7];[$legenda.$A$2:.$K$20];7;0)&lt;&gt;&quot;vazio&quot;;VLOOKUP([.$C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62" calcext:value-type="float">
            <text:p>23862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670141" calcext:value-type="float">
            <text:p>2670141</text:p>
          </table:table-cell>
          <table:table-cell table:style-name="ce14" table:formula="of:=VLOOKUP([.C68];[$legenda.$A$2:.$K$20];3;0)&amp;&quot;(&quot;&amp;[.K68]&amp;&quot; &quot;&amp;[.L68]&amp;&quot; &quot;&amp;[.M6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8];[$legenda.$A$2:.$K$20];2;0)" office:value-type="float" office:value="15" calcext:value-type="float">
            <text:p>15</text:p>
          </table:table-cell>
          <table:table-cell table:style-name="ce15" table:formula="of:=IF(VLOOKUP([.$C68];[$legenda.$A$2:.$K$20];9;0)&lt;&gt;&quot;vazio&quot;;VLOOKUP([.$C6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8];[$legenda.$A$2:.$K$20];10;0)&lt;&gt;&quot;vazio&quot;;VLOOKUP([.$C6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8];[$legenda.$A$2:.$K$20];11;0)&lt;&gt;&quot;vazio&quot;;VLOOKUP([.$C68];[$legenda.$A$2:.$K$20];11;0);&quot;&quot;)" office:value-type="string" office:string-value="pos" calcext:value-type="string">
            <text:p>pos</text:p>
          </table:table-cell>
          <table:table-cell table:style-name="ce15" table:formula="of:=IF(VLOOKUP([.$C68];[$legenda.$A$2:.$K$20];7;0)&lt;&gt;&quot;vazio&quot;;VLOOKUP([.$C6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863" calcext:value-type="float">
            <text:p>23863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9" calcext:value-type="float">
            <text:p>27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297" calcext:value-type="float">
            <text:p>297</text:p>
          </table:table-cell>
          <table:table-cell table:style-name="ce14" table:formula="of:=VLOOKUP([.C69];[$legenda.$A$2:.$K$20];3;0)&amp;&quot;(&quot;&amp;[.K69]&amp;&quot; &quot;&amp;[.L69]&amp;&quot; &quot;&amp;[.M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9];[$legenda.$A$2:.$K$20];2;0)" office:value-type="float" office:value="17" calcext:value-type="float">
            <text:p>17</text:p>
          </table:table-cell>
          <table:table-cell table:style-name="ce15" table:formula="of:=IF(VLOOKUP([.$C69];[$legenda.$A$2:.$K$20];9;0)&lt;&gt;&quot;vazio&quot;;VLOOKUP([.$C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9];[$legenda.$A$2:.$K$20];10;0)&lt;&gt;&quot;vazio&quot;;VLOOKUP([.$C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9];[$legenda.$A$2:.$K$20];11;0)&lt;&gt;&quot;vazio&quot;;VLOOKUP([.$C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9];[$legenda.$A$2:.$K$20];7;0)&lt;&gt;&quot;vazio&quot;;VLOOKUP([.$C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64" calcext:value-type="float">
            <text:p>23864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5370214" calcext:value-type="float">
            <text:p>5370214</text:p>
          </table:table-cell>
          <table:table-cell table:style-name="ce14" table:formula="of:=VLOOKUP([.C70];[$legenda.$A$2:.$K$20];3;0)&amp;&quot;(&quot;&amp;[.K70]&amp;&quot; &quot;&amp;[.L70]&amp;&quot; &quot;&amp;[.M70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70];[$legenda.$A$2:.$K$20];2;0)" office:value-type="float" office:value="15" calcext:value-type="float">
            <text:p>15</text:p>
          </table:table-cell>
          <table:table-cell table:style-name="ce15" table:formula="of:=IF(VLOOKUP([.$C70];[$legenda.$A$2:.$K$20];9;0)&lt;&gt;&quot;vazio&quot;;VLOOKUP([.$C70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70];[$legenda.$A$2:.$K$20];10;0)&lt;&gt;&quot;vazio&quot;;VLOOKUP([.$C70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70];[$legenda.$A$2:.$K$20];11;0)&lt;&gt;&quot;vazio&quot;;VLOOKUP([.$C70];[$legenda.$A$2:.$K$20];11;0);&quot;&quot;)" office:value-type="string" office:string-value="pos" calcext:value-type="string">
            <text:p>pos</text:p>
          </table:table-cell>
          <table:table-cell table:style-name="ce15" table:formula="of:=IF(VLOOKUP([.$C70];[$legenda.$A$2:.$K$20];7;0)&lt;&gt;&quot;vazio&quot;;VLOOKUP([.$C70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865" calcext:value-type="float">
            <text:p>23865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7440110" calcext:value-type="float">
            <text:p>7440110</text:p>
          </table:table-cell>
          <table:table-cell table:style-name="ce14" table:formula="of:=VLOOKUP([.C71];[$legenda.$A$2:.$K$20];3;0)&amp;&quot;(&quot;&amp;[.K71]&amp;&quot; &quot;&amp;[.L71]&amp;&quot; &quot;&amp;[.M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1];[$legenda.$A$2:.$K$20];2;0)" office:value-type="float" office:value="17" calcext:value-type="float">
            <text:p>17</text:p>
          </table:table-cell>
          <table:table-cell table:style-name="ce15" table:formula="of:=IF(VLOOKUP([.$C71];[$legenda.$A$2:.$K$20];9;0)&lt;&gt;&quot;vazio&quot;;VLOOKUP([.$C7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1];[$legenda.$A$2:.$K$20];10;0)&lt;&gt;&quot;vazio&quot;;VLOOKUP([.$C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1];[$legenda.$A$2:.$K$20];11;0)&lt;&gt;&quot;vazio&quot;;VLOOKUP([.$C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1];[$legenda.$A$2:.$K$20];7;0)&lt;&gt;&quot;vazio&quot;;VLOOKUP([.$C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66" calcext:value-type="float">
            <text:p>23866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7490107" calcext:value-type="float">
            <text:p>7490107</text:p>
          </table:table-cell>
          <table:table-cell table:style-name="ce14" table:formula="of:=VLOOKUP([.C72];[$legenda.$A$2:.$K$20];3;0)&amp;&quot;(&quot;&amp;[.K72]&amp;&quot; &quot;&amp;[.L72]&amp;&quot; &quot;&amp;[.M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2];[$legenda.$A$2:.$K$20];2;0)" office:value-type="float" office:value="17" calcext:value-type="float">
            <text:p>17</text:p>
          </table:table-cell>
          <table:table-cell table:style-name="ce15" table:formula="of:=IF(VLOOKUP([.$C72];[$legenda.$A$2:.$K$20];9;0)&lt;&gt;&quot;vazio&quot;;VLOOKUP([.$C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2];[$legenda.$A$2:.$K$20];10;0)&lt;&gt;&quot;vazio&quot;;VLOOKUP([.$C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2];[$legenda.$A$2:.$K$20];7;0)&lt;&gt;&quot;vazio&quot;;VLOOKUP([.$C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67" calcext:value-type="float">
            <text:p>23867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251" calcext:value-type="float">
            <text:p>251</text:p>
          </table:table-cell>
          <table:table-cell table:style-name="ce14" table:formula="of:=VLOOKUP([.C73];[$legenda.$A$2:.$K$20];3;0)&amp;&quot;(&quot;&amp;[.K73]&amp;&quot; &quot;&amp;[.L73]&amp;&quot; &quot;&amp;[.M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3];[$legenda.$A$2:.$K$20];2;0)" office:value-type="float" office:value="17" calcext:value-type="float">
            <text:p>17</text:p>
          </table:table-cell>
          <table:table-cell table:style-name="ce15" table:formula="of:=IF(VLOOKUP([.$C73];[$legenda.$A$2:.$K$20];9;0)&lt;&gt;&quot;vazio&quot;;VLOOKUP([.$C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3];[$legenda.$A$2:.$K$20];10;0)&lt;&gt;&quot;vazio&quot;;VLOOKUP([.$C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3];[$legenda.$A$2:.$K$20];11;0)&lt;&gt;&quot;vazio&quot;;VLOOKUP([.$C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3];[$legenda.$A$2:.$K$20];7;0)&lt;&gt;&quot;vazio&quot;;VLOOKUP([.$C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68" calcext:value-type="float">
            <text:p>23868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4];[$legenda.$A$2:.$K$20];3;0)&amp;&quot;(&quot;&amp;[.K74]&amp;&quot; &quot;&amp;[.L74]&amp;&quot; &quot;&amp;[.M74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74];[$legenda.$A$2:.$K$20];2;0)" office:value-type="float" office:value="14" calcext:value-type="float">
            <text:p>14</text:p>
          </table:table-cell>
          <table:table-cell table:style-name="ce15" table:formula="of:=IF(VLOOKUP([.$C74];[$legenda.$A$2:.$K$20];9;0)&lt;&gt;&quot;vazio&quot;;VLOOKUP([.$C74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74];[$legenda.$A$2:.$K$20];10;0)&lt;&gt;&quot;vazio&quot;;VLOOKUP([.$C74];[$legenda.$A$2:.$K$20];10;0);&quot;&quot;)">
            <text:p/>
          </table:table-cell>
          <table:table-cell table:style-name="ce15" table:formula="of:=IF(VLOOKUP([.$C74];[$legenda.$A$2:.$K$20];11;0)&lt;&gt;&quot;vazio&quot;;VLOOKUP([.$C74];[$legenda.$A$2:.$K$20];11;0);&quot;&quot;)">
            <text:p/>
          </table:table-cell>
          <table:table-cell table:style-name="ce15" table:formula="of:=IF(VLOOKUP([.$C74];[$legenda.$A$2:.$K$20];7;0)&lt;&gt;&quot;vazio&quot;;VLOOKUP([.$C7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69" calcext:value-type="float">
            <text:p>23869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430102" calcext:value-type="float">
            <text:p>2430102</text:p>
          </table:table-cell>
          <table:table-cell table:style-name="ce14" table:formula="of:=VLOOKUP([.C75];[$legenda.$A$2:.$K$20];3;0)&amp;&quot;(&quot;&amp;[.K75]&amp;&quot; &quot;&amp;[.L75]&amp;&quot; &quot;&amp;[.M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5];[$legenda.$A$2:.$K$20];2;0)" office:value-type="float" office:value="17" calcext:value-type="float">
            <text:p>17</text:p>
          </table:table-cell>
          <table:table-cell table:style-name="ce15" table:formula="of:=IF(VLOOKUP([.$C75];[$legenda.$A$2:.$K$20];9;0)&lt;&gt;&quot;vazio&quot;;VLOOKUP([.$C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5];[$legenda.$A$2:.$K$20];10;0)&lt;&gt;&quot;vazio&quot;;VLOOKUP([.$C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5];[$legenda.$A$2:.$K$20];11;0)&lt;&gt;&quot;vazio&quot;;VLOOKUP([.$C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5];[$legenda.$A$2:.$K$20];7;0)&lt;&gt;&quot;vazio&quot;;VLOOKUP([.$C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70" calcext:value-type="float">
            <text:p>23870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310" calcext:value-type="float">
            <text:p>310</text:p>
          </table:table-cell>
          <table:table-cell table:style-name="ce14" table:formula="of:=VLOOKUP([.C76];[$legenda.$A$2:.$K$20];3;0)&amp;&quot;(&quot;&amp;[.K76]&amp;&quot; &quot;&amp;[.L76]&amp;&quot; &quot;&amp;[.M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6];[$legenda.$A$2:.$K$20];2;0)" office:value-type="float" office:value="17" calcext:value-type="float">
            <text:p>17</text:p>
          </table:table-cell>
          <table:table-cell table:style-name="ce15" table:formula="of:=IF(VLOOKUP([.$C76];[$legenda.$A$2:.$K$20];9;0)&lt;&gt;&quot;vazio&quot;;VLOOKUP([.$C7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6];[$legenda.$A$2:.$K$20];10;0)&lt;&gt;&quot;vazio&quot;;VLOOKUP([.$C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6];[$legenda.$A$2:.$K$20];11;0)&lt;&gt;&quot;vazio&quot;;VLOOKUP([.$C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6];[$legenda.$A$2:.$K$20];7;0)&lt;&gt;&quot;vazio&quot;;VLOOKUP([.$C7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71" calcext:value-type="float">
            <text:p>23871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3630240" calcext:value-type="float">
            <text:p>3630240</text:p>
          </table:table-cell>
          <table:table-cell table:style-name="ce14" table:formula="of:=VLOOKUP([.C77];[$legenda.$A$2:.$K$20];3;0)&amp;&quot;(&quot;&amp;[.K77]&amp;&quot; &quot;&amp;[.L77]&amp;&quot; &quot;&amp;[.M7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77];[$legenda.$A$2:.$K$20];2;0)" office:value-type="float" office:value="15" calcext:value-type="float">
            <text:p>15</text:p>
          </table:table-cell>
          <table:table-cell table:style-name="ce15" table:formula="of:=IF(VLOOKUP([.$C77];[$legenda.$A$2:.$K$20];9;0)&lt;&gt;&quot;vazio&quot;;VLOOKUP([.$C7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77];[$legenda.$A$2:.$K$20];10;0)&lt;&gt;&quot;vazio&quot;;VLOOKUP([.$C7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77];[$legenda.$A$2:.$K$20];11;0)&lt;&gt;&quot;vazio&quot;;VLOOKUP([.$C77];[$legenda.$A$2:.$K$20];11;0);&quot;&quot;)" office:value-type="string" office:string-value="pos" calcext:value-type="string">
            <text:p>pos</text:p>
          </table:table-cell>
          <table:table-cell table:style-name="ce15" table:formula="of:=IF(VLOOKUP([.$C77];[$legenda.$A$2:.$K$20];7;0)&lt;&gt;&quot;vazio&quot;;VLOOKUP([.$C7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872" calcext:value-type="float">
            <text:p>23872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070271" calcext:value-type="float">
            <text:p>2070271</text:p>
          </table:table-cell>
          <table:table-cell table:style-name="ce14" table:formula="of:=VLOOKUP([.C78];[$legenda.$A$2:.$K$20];3;0)&amp;&quot;(&quot;&amp;[.K78]&amp;&quot; &quot;&amp;[.L78]&amp;&quot; &quot;&amp;[.M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8];[$legenda.$A$2:.$K$20];2;0)" office:value-type="float" office:value="17" calcext:value-type="float">
            <text:p>17</text:p>
          </table:table-cell>
          <table:table-cell table:style-name="ce15" table:formula="of:=IF(VLOOKUP([.$C78];[$legenda.$A$2:.$K$20];9;0)&lt;&gt;&quot;vazio&quot;;VLOOKUP([.$C7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8];[$legenda.$A$2:.$K$20];10;0)&lt;&gt;&quot;vazio&quot;;VLOOKUP([.$C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8];[$legenda.$A$2:.$K$20];11;0)&lt;&gt;&quot;vazio&quot;;VLOOKUP([.$C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8];[$legenda.$A$2:.$K$20];7;0)&lt;&gt;&quot;vazio&quot;;VLOOKUP([.$C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73" calcext:value-type="float">
            <text:p>23873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040319" calcext:value-type="float">
            <text:p>2040319</text:p>
          </table:table-cell>
          <table:table-cell table:style-name="ce14" table:formula="of:=VLOOKUP([.C79];[$legenda.$A$2:.$K$20];3;0)&amp;&quot;(&quot;&amp;[.K79]&amp;&quot; &quot;&amp;[.L79]&amp;&quot; &quot;&amp;[.M7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9];[$legenda.$A$2:.$K$20];2;0)" office:value-type="float" office:value="17" calcext:value-type="float">
            <text:p>17</text:p>
          </table:table-cell>
          <table:table-cell table:style-name="ce15" table:formula="of:=IF(VLOOKUP([.$C79];[$legenda.$A$2:.$K$20];9;0)&lt;&gt;&quot;vazio&quot;;VLOOKUP([.$C7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9];[$legenda.$A$2:.$K$20];10;0)&lt;&gt;&quot;vazio&quot;;VLOOKUP([.$C7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9];[$legenda.$A$2:.$K$20];11;0)&lt;&gt;&quot;vazio&quot;;VLOOKUP([.$C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9];[$legenda.$A$2:.$K$20];7;0)&lt;&gt;&quot;vazio&quot;;VLOOKUP([.$C7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74" calcext:value-type="float">
            <text:p>23874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80];[$legenda.$A$2:.$K$20];3;0)&amp;&quot;(&quot;&amp;[.K80]&amp;&quot; &quot;&amp;[.L80]&amp;&quot; &quot;&amp;[.M8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80];[$legenda.$A$2:.$K$20];2;0)" office:value-type="float" office:value="9" calcext:value-type="float">
            <text:p>9</text:p>
          </table:table-cell>
          <table:table-cell table:style-name="ce15" table:formula="of:=IF(VLOOKUP([.$C80];[$legenda.$A$2:.$K$20];9;0)&lt;&gt;&quot;vazio&quot;;VLOOKUP([.$C8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0];[$legenda.$A$2:.$K$20];10;0)&lt;&gt;&quot;vazio&quot;;VLOOKUP([.$C8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0];[$legenda.$A$2:.$K$20];11;0)&lt;&gt;&quot;vazio&quot;;VLOOKUP([.$C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0];[$legenda.$A$2:.$K$20];7;0)&lt;&gt;&quot;vazio&quot;;VLOOKUP([.$C8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75" calcext:value-type="float">
            <text:p>23875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270177" calcext:value-type="float">
            <text:p>3270177</text:p>
          </table:table-cell>
          <table:table-cell table:style-name="ce14" table:formula="of:=VLOOKUP([.C81];[$legenda.$A$2:.$K$20];3;0)&amp;&quot;(&quot;&amp;[.K81]&amp;&quot; &quot;&amp;[.L81]&amp;&quot; &quot;&amp;[.M8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81];[$legenda.$A$2:.$K$20];2;0)" office:value-type="float" office:value="15" calcext:value-type="float">
            <text:p>15</text:p>
          </table:table-cell>
          <table:table-cell table:style-name="ce15" table:formula="of:=IF(VLOOKUP([.$C81];[$legenda.$A$2:.$K$20];9;0)&lt;&gt;&quot;vazio&quot;;VLOOKUP([.$C8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81];[$legenda.$A$2:.$K$20];10;0)&lt;&gt;&quot;vazio&quot;;VLOOKUP([.$C8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81];[$legenda.$A$2:.$K$20];11;0)&lt;&gt;&quot;vazio&quot;;VLOOKUP([.$C81];[$legenda.$A$2:.$K$20];11;0);&quot;&quot;)" office:value-type="string" office:string-value="pos" calcext:value-type="string">
            <text:p>pos</text:p>
          </table:table-cell>
          <table:table-cell table:style-name="ce15" table:formula="of:=IF(VLOOKUP([.$C81];[$legenda.$A$2:.$K$20];7;0)&lt;&gt;&quot;vazio&quot;;VLOOKUP([.$C8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876" calcext:value-type="float">
            <text:p>23876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2];[$legenda.$A$2:.$K$20];3;0)&amp;&quot;(&quot;&amp;[.K82]&amp;&quot; &quot;&amp;[.L82]&amp;&quot; &quot;&amp;[.M82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82];[$legenda.$A$2:.$K$20];2;0)" office:value-type="float" office:value="3" calcext:value-type="float">
            <text:p>3</text:p>
          </table:table-cell>
          <table:table-cell table:style-name="ce15" table:formula="of:=IF(VLOOKUP([.$C82];[$legenda.$A$2:.$K$20];9;0)&lt;&gt;&quot;vazio&quot;;VLOOKUP([.$C82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82];[$legenda.$A$2:.$K$20];10;0)&lt;&gt;&quot;vazio&quot;;VLOOKUP([.$C82];[$legenda.$A$2:.$K$20];10;0);&quot;&quot;)">
            <text:p/>
          </table:table-cell>
          <table:table-cell table:style-name="ce15" table:formula="of:=IF(VLOOKUP([.$C82];[$legenda.$A$2:.$K$20];11;0)&lt;&gt;&quot;vazio&quot;;VLOOKUP([.$C82];[$legenda.$A$2:.$K$20];11;0);&quot;&quot;)">
            <text:p/>
          </table:table-cell>
          <table:table-cell table:style-name="ce15" table:formula="of:=IF(VLOOKUP([.$C82];[$legenda.$A$2:.$K$20];7;0)&lt;&gt;&quot;vazio&quot;;VLOOKUP([.$C82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877" calcext:value-type="float">
            <text:p>23877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83];[$legenda.$A$2:.$K$20];3;0)&amp;&quot;(&quot;&amp;[.K83]&amp;&quot; &quot;&amp;[.L83]&amp;&quot; &quot;&amp;[.M8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3];[$legenda.$A$2:.$K$20];2;0)" office:value-type="float" office:value="18" calcext:value-type="float">
            <text:p>18</text:p>
          </table:table-cell>
          <table:table-cell table:style-name="ce15" table:formula="of:=IF(VLOOKUP([.$C83];[$legenda.$A$2:.$K$20];9;0)&lt;&gt;&quot;vazio&quot;;VLOOKUP([.$C8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3];[$legenda.$A$2:.$K$20];10;0)&lt;&gt;&quot;vazio&quot;;VLOOKUP([.$C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3];[$legenda.$A$2:.$K$20];7;0)&lt;&gt;&quot;vazio&quot;;VLOOKUP([.$C8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78" calcext:value-type="float">
            <text:p>23878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16" calcext:value-type="float">
            <text:p>116</text:p>
          </table:table-cell>
          <table:table-cell table:style-name="ce14" table:formula="of:=VLOOKUP([.C84];[$legenda.$A$2:.$K$20];3;0)&amp;&quot;(&quot;&amp;[.K84]&amp;&quot; &quot;&amp;[.L84]&amp;&quot; &quot;&amp;[.M8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4];[$legenda.$A$2:.$K$20];2;0)" office:value-type="float" office:value="18" calcext:value-type="float">
            <text:p>18</text:p>
          </table:table-cell>
          <table:table-cell table:style-name="ce15" table:formula="of:=IF(VLOOKUP([.$C84];[$legenda.$A$2:.$K$20];9;0)&lt;&gt;&quot;vazio&quot;;VLOOKUP([.$C8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4];[$legenda.$A$2:.$K$20];7;0)&lt;&gt;&quot;vazio&quot;;VLOOKUP([.$C8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79" calcext:value-type="float">
            <text:p>23879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5" calcext:value-type="float">
            <text:p>225</text:p>
          </table:table-cell>
          <table:table-cell table:style-name="ce14" table:formula="of:=VLOOKUP([.C85];[$legenda.$A$2:.$K$20];3;0)&amp;&quot;(&quot;&amp;[.K85]&amp;&quot; &quot;&amp;[.L85]&amp;&quot; &quot;&amp;[.M8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5];[$legenda.$A$2:.$K$20];2;0)" office:value-type="float" office:value="18" calcext:value-type="float">
            <text:p>18</text:p>
          </table:table-cell>
          <table:table-cell table:style-name="ce15" table:formula="of:=IF(VLOOKUP([.$C85];[$legenda.$A$2:.$K$20];9;0)&lt;&gt;&quot;vazio&quot;;VLOOKUP([.$C8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5];[$legenda.$A$2:.$K$20];10;0)&lt;&gt;&quot;vazio&quot;;VLOOKUP([.$C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5];[$legenda.$A$2:.$K$20];11;0)&lt;&gt;&quot;vazio&quot;;VLOOKUP([.$C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5];[$legenda.$A$2:.$K$20];7;0)&lt;&gt;&quot;vazio&quot;;VLOOKUP([.$C8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80" calcext:value-type="float">
            <text:p>23880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98" calcext:value-type="float">
            <text:p>398</text:p>
          </table:table-cell>
          <table:table-cell table:style-name="ce14" table:formula="of:=VLOOKUP([.C86];[$legenda.$A$2:.$K$20];3;0)&amp;&quot;(&quot;&amp;[.K86]&amp;&quot; &quot;&amp;[.L86]&amp;&quot; &quot;&amp;[.M8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6];[$legenda.$A$2:.$K$20];2;0)" office:value-type="float" office:value="18" calcext:value-type="float">
            <text:p>18</text:p>
          </table:table-cell>
          <table:table-cell table:style-name="ce15" table:formula="of:=IF(VLOOKUP([.$C86];[$legenda.$A$2:.$K$20];9;0)&lt;&gt;&quot;vazio&quot;;VLOOKUP([.$C8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6];[$legenda.$A$2:.$K$20];10;0)&lt;&gt;&quot;vazio&quot;;VLOOKUP([.$C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6];[$legenda.$A$2:.$K$20];11;0)&lt;&gt;&quot;vazio&quot;;VLOOKUP([.$C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6];[$legenda.$A$2:.$K$20];7;0)&lt;&gt;&quot;vazio&quot;;VLOOKUP([.$C8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81" calcext:value-type="float">
            <text:p>23881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310362" calcext:value-type="float">
            <text:p>310362</text:p>
          </table:table-cell>
          <table:table-cell table:style-name="ce14" table:formula="of:=VLOOKUP([.C87];[$legenda.$A$2:.$K$20];3;0)&amp;&quot;(&quot;&amp;[.K87]&amp;&quot; &quot;&amp;[.L87]&amp;&quot; &quot;&amp;[.M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7];[$legenda.$A$2:.$K$20];2;0)" office:value-type="float" office:value="17" calcext:value-type="float">
            <text:p>17</text:p>
          </table:table-cell>
          <table:table-cell table:style-name="ce15" table:formula="of:=IF(VLOOKUP([.$C87];[$legenda.$A$2:.$K$20];9;0)&lt;&gt;&quot;vazio&quot;;VLOOKUP([.$C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7];[$legenda.$A$2:.$K$20];10;0)&lt;&gt;&quot;vazio&quot;;VLOOKUP([.$C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7];[$legenda.$A$2:.$K$20];11;0)&lt;&gt;&quot;vazio&quot;;VLOOKUP([.$C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7];[$legenda.$A$2:.$K$20];7;0)&lt;&gt;&quot;vazio&quot;;VLOOKUP([.$C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82" calcext:value-type="float">
            <text:p>23882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9" calcext:value-type="float">
            <text:p>279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218" calcext:value-type="float">
            <text:p>218</text:p>
          </table:table-cell>
          <table:table-cell table:style-name="ce14" table:formula="of:=VLOOKUP([.C88];[$legenda.$A$2:.$K$20];3;0)&amp;&quot;(&quot;&amp;[.K88]&amp;&quot; &quot;&amp;[.L88]&amp;&quot; &quot;&amp;[.M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8];[$legenda.$A$2:.$K$20];2;0)" office:value-type="float" office:value="17" calcext:value-type="float">
            <text:p>17</text:p>
          </table:table-cell>
          <table:table-cell table:style-name="ce15" table:formula="of:=IF(VLOOKUP([.$C88];[$legenda.$A$2:.$K$20];9;0)&lt;&gt;&quot;vazio&quot;;VLOOKUP([.$C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8];[$legenda.$A$2:.$K$20];10;0)&lt;&gt;&quot;vazio&quot;;VLOOKUP([.$C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8];[$legenda.$A$2:.$K$20];11;0)&lt;&gt;&quot;vazio&quot;;VLOOKUP([.$C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8];[$legenda.$A$2:.$K$20];7;0)&lt;&gt;&quot;vazio&quot;;VLOOKUP([.$C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83" calcext:value-type="float">
            <text:p>23883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9" calcext:value-type="float">
            <text:p>279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266" calcext:value-type="float">
            <text:p>266</text:p>
          </table:table-cell>
          <table:table-cell table:style-name="ce14" table:formula="of:=VLOOKUP([.C89];[$legenda.$A$2:.$K$20];3;0)&amp;&quot;(&quot;&amp;[.K89]&amp;&quot; &quot;&amp;[.L89]&amp;&quot; &quot;&amp;[.M8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9];[$legenda.$A$2:.$K$20];2;0)" office:value-type="float" office:value="17" calcext:value-type="float">
            <text:p>17</text:p>
          </table:table-cell>
          <table:table-cell table:style-name="ce15" table:formula="of:=IF(VLOOKUP([.$C89];[$legenda.$A$2:.$K$20];9;0)&lt;&gt;&quot;vazio&quot;;VLOOKUP([.$C8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9];[$legenda.$A$2:.$K$20];10;0)&lt;&gt;&quot;vazio&quot;;VLOOKUP([.$C8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9];[$legenda.$A$2:.$K$20];11;0)&lt;&gt;&quot;vazio&quot;;VLOOKUP([.$C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9];[$legenda.$A$2:.$K$20];7;0)&lt;&gt;&quot;vazio&quot;;VLOOKUP([.$C8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84" calcext:value-type="float">
            <text:p>23884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90];[$legenda.$A$2:.$K$20];3;0)&amp;&quot;(&quot;&amp;[.K90]&amp;&quot; &quot;&amp;[.L90]&amp;&quot; &quot;&amp;[.M9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90];[$legenda.$A$2:.$K$20];2;0)" office:value-type="float" office:value="9" calcext:value-type="float">
            <text:p>9</text:p>
          </table:table-cell>
          <table:table-cell table:style-name="ce15" table:formula="of:=IF(VLOOKUP([.$C90];[$legenda.$A$2:.$K$20];9;0)&lt;&gt;&quot;vazio&quot;;VLOOKUP([.$C9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0];[$legenda.$A$2:.$K$20];10;0)&lt;&gt;&quot;vazio&quot;;VLOOKUP([.$C9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0];[$legenda.$A$2:.$K$20];11;0)&lt;&gt;&quot;vazio&quot;;VLOOKUP([.$C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0];[$legenda.$A$2:.$K$20];7;0)&lt;&gt;&quot;vazio&quot;;VLOOKUP([.$C9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85" calcext:value-type="float">
            <text:p>23885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810169" calcext:value-type="float">
            <text:p>2810169</text:p>
          </table:table-cell>
          <table:table-cell table:style-name="ce14" table:formula="of:=VLOOKUP([.C91];[$legenda.$A$2:.$K$20];3;0)&amp;&quot;(&quot;&amp;[.K91]&amp;&quot; &quot;&amp;[.L91]&amp;&quot; &quot;&amp;[.M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1];[$legenda.$A$2:.$K$20];2;0)" office:value-type="float" office:value="17" calcext:value-type="float">
            <text:p>17</text:p>
          </table:table-cell>
          <table:table-cell table:style-name="ce15" table:formula="of:=IF(VLOOKUP([.$C91];[$legenda.$A$2:.$K$20];9;0)&lt;&gt;&quot;vazio&quot;;VLOOKUP([.$C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1];[$legenda.$A$2:.$K$20];10;0)&lt;&gt;&quot;vazio&quot;;VLOOKUP([.$C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1];[$legenda.$A$2:.$K$20];7;0)&lt;&gt;&quot;vazio&quot;;VLOOKUP([.$C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86" calcext:value-type="float">
            <text:p>23886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92];[$legenda.$A$2:.$K$20];3;0)&amp;&quot;(&quot;&amp;[.K92]&amp;&quot; &quot;&amp;[.L92]&amp;&quot; &quot;&amp;[.M92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92];[$legenda.$A$2:.$K$20];2;0)" office:value-type="float" office:value="10" calcext:value-type="float">
            <text:p>10</text:p>
          </table:table-cell>
          <table:table-cell table:style-name="ce15" table:formula="of:=IF(VLOOKUP([.$C92];[$legenda.$A$2:.$K$20];9;0)&lt;&gt;&quot;vazio&quot;;VLOOKUP([.$C92];[$legenda.$A$2:.$K$20];9;0);&quot;&quot;)">
            <text:p/>
          </table:table-cell>
          <table:table-cell table:style-name="ce15" table:formula="of:=IF(VLOOKUP([.$C92];[$legenda.$A$2:.$K$20];10;0)&lt;&gt;&quot;vazio&quot;;VLOOKUP([.$C92];[$legenda.$A$2:.$K$20];10;0);&quot;&quot;)">
            <text:p/>
          </table:table-cell>
          <table:table-cell table:style-name="ce15" table:formula="of:=IF(VLOOKUP([.$C92];[$legenda.$A$2:.$K$20];11;0)&lt;&gt;&quot;vazio&quot;;VLOOKUP([.$C92];[$legenda.$A$2:.$K$20];11;0);&quot;&quot;)">
            <text:p/>
          </table:table-cell>
          <table:table-cell table:style-name="ce15" table:formula="of:=IF(VLOOKUP([.$C92];[$legenda.$A$2:.$K$20];7;0)&lt;&gt;&quot;vazio&quot;;VLOOKUP([.$C9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3887" calcext:value-type="float">
            <text:p>23887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216" calcext:value-type="float">
            <text:p>216</text:p>
          </table:table-cell>
          <table:table-cell table:style-name="ce14" table:formula="of:=VLOOKUP([.C93];[$legenda.$A$2:.$K$20];3;0)&amp;&quot;(&quot;&amp;[.K93]&amp;&quot; &quot;&amp;[.L93]&amp;&quot; &quot;&amp;[.M9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3];[$legenda.$A$2:.$K$20];2;0)" office:value-type="float" office:value="18" calcext:value-type="float">
            <text:p>18</text:p>
          </table:table-cell>
          <table:table-cell table:style-name="ce15" table:formula="of:=IF(VLOOKUP([.$C93];[$legenda.$A$2:.$K$20];9;0)&lt;&gt;&quot;vazio&quot;;VLOOKUP([.$C9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3];[$legenda.$A$2:.$K$20];10;0)&lt;&gt;&quot;vazio&quot;;VLOOKUP([.$C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3];[$legenda.$A$2:.$K$20];11;0)&lt;&gt;&quot;vazio&quot;;VLOOKUP([.$C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3];[$legenda.$A$2:.$K$20];7;0)&lt;&gt;&quot;vazio&quot;;VLOOKUP([.$C9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88" calcext:value-type="float">
            <text:p>23888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94];[$legenda.$A$2:.$K$20];3;0)&amp;&quot;(&quot;&amp;[.K94]&amp;&quot; &quot;&amp;[.L94]&amp;&quot; &quot;&amp;[.M9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4];[$legenda.$A$2:.$K$20];2;0)" office:value-type="float" office:value="17" calcext:value-type="float">
            <text:p>17</text:p>
          </table:table-cell>
          <table:table-cell table:style-name="ce15" table:formula="of:=IF(VLOOKUP([.$C94];[$legenda.$A$2:.$K$20];9;0)&lt;&gt;&quot;vazio&quot;;VLOOKUP([.$C9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4];[$legenda.$A$2:.$K$20];10;0)&lt;&gt;&quot;vazio&quot;;VLOOKUP([.$C9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4];[$legenda.$A$2:.$K$20];11;0)&lt;&gt;&quot;vazio&quot;;VLOOKUP([.$C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4];[$legenda.$A$2:.$K$20];7;0)&lt;&gt;&quot;vazio&quot;;VLOOKUP([.$C9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89" calcext:value-type="float">
            <text:p>23889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95];[$legenda.$A$2:.$K$20];3;0)&amp;&quot;(&quot;&amp;[.K95]&amp;&quot; &quot;&amp;[.L95]&amp;&quot; &quot;&amp;[.M9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5];[$legenda.$A$2:.$K$20];2;0)" office:value-type="float" office:value="17" calcext:value-type="float">
            <text:p>17</text:p>
          </table:table-cell>
          <table:table-cell table:style-name="ce15" table:formula="of:=IF(VLOOKUP([.$C95];[$legenda.$A$2:.$K$20];9;0)&lt;&gt;&quot;vazio&quot;;VLOOKUP([.$C9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5];[$legenda.$A$2:.$K$20];10;0)&lt;&gt;&quot;vazio&quot;;VLOOKUP([.$C9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5];[$legenda.$A$2:.$K$20];11;0)&lt;&gt;&quot;vazio&quot;;VLOOKUP([.$C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5];[$legenda.$A$2:.$K$20];7;0)&lt;&gt;&quot;vazio&quot;;VLOOKUP([.$C9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90" calcext:value-type="float">
            <text:p>23890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96];[$legenda.$A$2:.$K$20];3;0)&amp;&quot;(&quot;&amp;[.K96]&amp;&quot; &quot;&amp;[.L96]&amp;&quot; &quot;&amp;[.M9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96];[$legenda.$A$2:.$K$20];2;0)" office:value-type="float" office:value="9" calcext:value-type="float">
            <text:p>9</text:p>
          </table:table-cell>
          <table:table-cell table:style-name="ce15" table:formula="of:=IF(VLOOKUP([.$C96];[$legenda.$A$2:.$K$20];9;0)&lt;&gt;&quot;vazio&quot;;VLOOKUP([.$C9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6];[$legenda.$A$2:.$K$20];10;0)&lt;&gt;&quot;vazio&quot;;VLOOKUP([.$C9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6];[$legenda.$A$2:.$K$20];7;0)&lt;&gt;&quot;vazio&quot;;VLOOKUP([.$C9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891" calcext:value-type="float">
            <text:p>23891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97];[$legenda.$A$2:.$K$20];3;0)&amp;&quot;(&quot;&amp;[.K97]&amp;&quot; &quot;&amp;[.L97]&amp;&quot; &quot;&amp;[.M97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97];[$legenda.$A$2:.$K$20];2;0)" office:value-type="float" office:value="10" calcext:value-type="float">
            <text:p>10</text:p>
          </table:table-cell>
          <table:table-cell table:style-name="ce15" table:formula="of:=IF(VLOOKUP([.$C97];[$legenda.$A$2:.$K$20];9;0)&lt;&gt;&quot;vazio&quot;;VLOOKUP([.$C97];[$legenda.$A$2:.$K$20];9;0);&quot;&quot;)">
            <text:p/>
          </table:table-cell>
          <table:table-cell table:style-name="ce15" table:formula="of:=IF(VLOOKUP([.$C97];[$legenda.$A$2:.$K$20];10;0)&lt;&gt;&quot;vazio&quot;;VLOOKUP([.$C97];[$legenda.$A$2:.$K$20];10;0);&quot;&quot;)">
            <text:p/>
          </table:table-cell>
          <table:table-cell table:style-name="ce15" table:formula="of:=IF(VLOOKUP([.$C97];[$legenda.$A$2:.$K$20];11;0)&lt;&gt;&quot;vazio&quot;;VLOOKUP([.$C97];[$legenda.$A$2:.$K$20];11;0);&quot;&quot;)">
            <text:p/>
          </table:table-cell>
          <table:table-cell table:style-name="ce15" table:formula="of:=IF(VLOOKUP([.$C97];[$legenda.$A$2:.$K$20];7;0)&lt;&gt;&quot;vazio&quot;;VLOOKUP([.$C97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3892" calcext:value-type="float">
            <text:p>23892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330" calcext:value-type="float">
            <text:p>330</text:p>
          </table:table-cell>
          <table:table-cell table:style-name="ce14" table:formula="of:=VLOOKUP([.C98];[$legenda.$A$2:.$K$20];3;0)&amp;&quot;(&quot;&amp;[.K98]&amp;&quot; &quot;&amp;[.L98]&amp;&quot; &quot;&amp;[.M9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8];[$legenda.$A$2:.$K$20];2;0)" office:value-type="float" office:value="18" calcext:value-type="float">
            <text:p>18</text:p>
          </table:table-cell>
          <table:table-cell table:style-name="ce15" table:formula="of:=IF(VLOOKUP([.$C98];[$legenda.$A$2:.$K$20];9;0)&lt;&gt;&quot;vazio&quot;;VLOOKUP([.$C9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8];[$legenda.$A$2:.$K$20];7;0)&lt;&gt;&quot;vazio&quot;;VLOOKUP([.$C9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93" calcext:value-type="float">
            <text:p>23893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9" calcext:value-type="float">
            <text:p>29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99];[$legenda.$A$2:.$K$20];3;0)&amp;&quot;(&quot;&amp;[.K99]&amp;&quot; &quot;&amp;[.L99]&amp;&quot; &quot;&amp;[.M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9];[$legenda.$A$2:.$K$20];2;0)" office:value-type="float" office:value="17" calcext:value-type="float">
            <text:p>17</text:p>
          </table:table-cell>
          <table:table-cell table:style-name="ce15" table:formula="of:=IF(VLOOKUP([.$C99];[$legenda.$A$2:.$K$20];9;0)&lt;&gt;&quot;vazio&quot;;VLOOKUP([.$C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9];[$legenda.$A$2:.$K$20];10;0)&lt;&gt;&quot;vazio&quot;;VLOOKUP([.$C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9];[$legenda.$A$2:.$K$20];11;0)&lt;&gt;&quot;vazio&quot;;VLOOKUP([.$C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9];[$legenda.$A$2:.$K$20];7;0)&lt;&gt;&quot;vazio&quot;;VLOOKUP([.$C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94" calcext:value-type="float">
            <text:p>23894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78" calcext:value-type="float">
            <text:p>2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0];[$legenda.$A$2:.$K$20];3;0)&amp;&quot;(&quot;&amp;[.K100]&amp;&quot; &quot;&amp;[.L100]&amp;&quot; &quot;&amp;[.M100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00];[$legenda.$A$2:.$K$20];2;0)" office:value-type="float" office:value="14" calcext:value-type="float">
            <text:p>14</text:p>
          </table:table-cell>
          <table:table-cell table:style-name="ce15" table:formula="of:=IF(VLOOKUP([.$C100];[$legenda.$A$2:.$K$20];9;0)&lt;&gt;&quot;vazio&quot;;VLOOKUP([.$C100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00];[$legenda.$A$2:.$K$20];10;0)&lt;&gt;&quot;vazio&quot;;VLOOKUP([.$C100];[$legenda.$A$2:.$K$20];10;0);&quot;&quot;)">
            <text:p/>
          </table:table-cell>
          <table:table-cell table:style-name="ce15" table:formula="of:=IF(VLOOKUP([.$C100];[$legenda.$A$2:.$K$20];11;0)&lt;&gt;&quot;vazio&quot;;VLOOKUP([.$C100];[$legenda.$A$2:.$K$20];11;0);&quot;&quot;)">
            <text:p/>
          </table:table-cell>
          <table:table-cell table:style-name="ce15" table:formula="of:=IF(VLOOKUP([.$C100];[$legenda.$A$2:.$K$20];7;0)&lt;&gt;&quot;vazio&quot;;VLOOKUP([.$C10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895" calcext:value-type="float">
            <text:p>23895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101];[$legenda.$A$2:.$K$20];3;0)&amp;&quot;(&quot;&amp;[.K101]&amp;&quot; &quot;&amp;[.L101]&amp;&quot; &quot;&amp;[.M1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1];[$legenda.$A$2:.$K$20];2;0)" office:value-type="float" office:value="17" calcext:value-type="float">
            <text:p>17</text:p>
          </table:table-cell>
          <table:table-cell table:style-name="ce15" table:formula="of:=IF(VLOOKUP([.$C101];[$legenda.$A$2:.$K$20];9;0)&lt;&gt;&quot;vazio&quot;;VLOOKUP([.$C1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1];[$legenda.$A$2:.$K$20];10;0)&lt;&gt;&quot;vazio&quot;;VLOOKUP([.$C1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1];[$legenda.$A$2:.$K$20];11;0)&lt;&gt;&quot;vazio&quot;;VLOOKUP([.$C1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1];[$legenda.$A$2:.$K$20];7;0)&lt;&gt;&quot;vazio&quot;;VLOOKUP([.$C1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96" calcext:value-type="float">
            <text:p>23896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7550305" calcext:value-type="float">
            <text:p>7550305</text:p>
          </table:table-cell>
          <table:table-cell table:style-name="ce14" table:formula="of:=VLOOKUP([.C102];[$legenda.$A$2:.$K$20];3;0)&amp;&quot;(&quot;&amp;[.K102]&amp;&quot; &quot;&amp;[.L102]&amp;&quot; &quot;&amp;[.M10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2];[$legenda.$A$2:.$K$20];2;0)" office:value-type="float" office:value="17" calcext:value-type="float">
            <text:p>17</text:p>
          </table:table-cell>
          <table:table-cell table:style-name="ce15" table:formula="of:=IF(VLOOKUP([.$C102];[$legenda.$A$2:.$K$20];9;0)&lt;&gt;&quot;vazio&quot;;VLOOKUP([.$C10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2];[$legenda.$A$2:.$K$20];10;0)&lt;&gt;&quot;vazio&quot;;VLOOKUP([.$C10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2];[$legenda.$A$2:.$K$20];11;0)&lt;&gt;&quot;vazio&quot;;VLOOKUP([.$C1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2];[$legenda.$A$2:.$K$20];7;0)&lt;&gt;&quot;vazio&quot;;VLOOKUP([.$C10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97" calcext:value-type="float">
            <text:p>23897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103];[$legenda.$A$2:.$K$20];3;0)&amp;&quot;(&quot;&amp;[.K103]&amp;&quot; &quot;&amp;[.L103]&amp;&quot; &quot;&amp;[.M10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3];[$legenda.$A$2:.$K$20];2;0)" office:value-type="float" office:value="17" calcext:value-type="float">
            <text:p>17</text:p>
          </table:table-cell>
          <table:table-cell table:style-name="ce15" table:formula="of:=IF(VLOOKUP([.$C103];[$legenda.$A$2:.$K$20];9;0)&lt;&gt;&quot;vazio&quot;;VLOOKUP([.$C10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3];[$legenda.$A$2:.$K$20];10;0)&lt;&gt;&quot;vazio&quot;;VLOOKUP([.$C10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3];[$legenda.$A$2:.$K$20];11;0)&lt;&gt;&quot;vazio&quot;;VLOOKUP([.$C1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3];[$legenda.$A$2:.$K$20];7;0)&lt;&gt;&quot;vazio&quot;;VLOOKUP([.$C10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898" calcext:value-type="float">
            <text:p>23898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multa</text:p>
          </table:table-cell>
          <table:table-cell table:style-name="ce3"/>
          <table:table-cell table:style-name="ce4" office:value-type="float" office:value="97" calcext:value-type="float">
            <text:p>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14" table:formula="of:=VLOOKUP([.C104];[$legenda.$A$2:.$K$20];3;0)&amp;&quot;(&quot;&amp;[.K104]&amp;&quot; &quot;&amp;[.L104]&amp;&quot; &quot;&amp;[.M104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104];[$legenda.$A$2:.$K$20];2;0)" office:value-type="float" office:value="13" calcext:value-type="float">
            <text:p>13</text:p>
          </table:table-cell>
          <table:table-cell table:style-name="ce15" table:formula="of:=IF(VLOOKUP([.$C104];[$legenda.$A$2:.$K$20];9;0)&lt;&gt;&quot;vazio&quot;;VLOOKUP([.$C104];[$legenda.$A$2:.$K$20];9;0);&quot;&quot;)">
            <text:p/>
          </table:table-cell>
          <table:table-cell table:style-name="ce15" table:formula="of:=IF(VLOOKUP([.$C104];[$legenda.$A$2:.$K$20];10;0)&lt;&gt;&quot;vazio&quot;;VLOOKUP([.$C104];[$legenda.$A$2:.$K$20];10;0);&quot;&quot;)">
            <text:p/>
          </table:table-cell>
          <table:table-cell table:style-name="ce15" table:formula="of:=IF(VLOOKUP([.$C104];[$legenda.$A$2:.$K$20];11;0)&lt;&gt;&quot;vazio&quot;;VLOOKUP([.$C104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104];[$legenda.$A$2:.$K$20];7;0)&lt;&gt;&quot;vazio&quot;;VLOOKUP([.$C104];[$legenda.$A$2:.$K$20];7;0);&quot;&quot;)">
            <text:p/>
          </table:table-cell>
          <table:table-cell table:number-columns-repeated="50"/>
        </table:table-row>
        <table:table-row table:style-name="ro1">
          <table:table-cell table:style-name="ce2" office:value-type="float" office:value="23899" calcext:value-type="float">
            <text:p>23899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game over</text:p>
          </table:table-cell>
          <table:table-cell table:style-name="ce3"/>
          <table:table-cell table:style-name="ce4" office:value-type="float" office:value="97" calcext:value-type="float">
            <text:p>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05];[$legenda.$A$2:.$K$20];3;0)&amp;&quot;(&quot;&amp;[.K105]&amp;&quot; &quot;&amp;[.L105]&amp;&quot; &quot;&amp;[.M105]&amp;&quot;)&quot;" office:value-type="string" office:string-value="FimDeJogo(  )" calcext:value-type="string">
            <text:p>FimDeJogo( <text:s/>)</text:p>
          </table:table-cell>
          <table:table-cell table:style-name="ce15" table:formula="of:=VLOOKUP([.$C105];[$legenda.$A$2:.$K$20];2;0)" office:value-type="float" office:value="1" calcext:value-type="float">
            <text:p>1</text:p>
          </table:table-cell>
          <table:table-cell table:style-name="ce15" table:formula="of:=IF(VLOOKUP([.$C105];[$legenda.$A$2:.$K$20];9;0)&lt;&gt;&quot;vazio&quot;;VLOOKUP([.$C105];[$legenda.$A$2:.$K$20];9;0);&quot;&quot;)">
            <text:p/>
          </table:table-cell>
          <table:table-cell table:style-name="ce15" table:formula="of:=IF(VLOOKUP([.$C105];[$legenda.$A$2:.$K$20];10;0)&lt;&gt;&quot;vazio&quot;;VLOOKUP([.$C105];[$legenda.$A$2:.$K$20];10;0);&quot;&quot;)">
            <text:p/>
          </table:table-cell>
          <table:table-cell table:style-name="ce15" table:formula="of:=IF(VLOOKUP([.$C105];[$legenda.$A$2:.$K$20];11;0)&lt;&gt;&quot;vazio&quot;;VLOOKUP([.$C105];[$legenda.$A$2:.$K$20];11;0);&quot;&quot;)">
            <text:p/>
          </table:table-cell>
          <table:table-cell table:style-name="ce15" table:formula="of:=IF(VLOOKUP([.$C105];[$legenda.$A$2:.$K$20];7;0)&lt;&gt;&quot;vazio&quot;;VLOOKUP([.$C105];[$legenda.$A$2:.$K$20];7;0);&quot;&quot;)">
            <text:p/>
          </table:table-cell>
          <table:table-cell table:number-columns-repeated="50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6">
          <table:table-cell table:number-columns-repeated="64"/>
        </table:table-row>
        <table:table-row table:style-name="ro4" table:number-rows-repeated="16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DadosExternos_1" table:base-cell-address="$sessao.$A$1" table:cell-range-address="$sessao.$A$1:.$H$105"/>
        </table:named-expressions>
      </table:table>
      <table:table table:name="legenda" table:style-name="ta2"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0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3:17:39.594783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3:18:03.555463940</dc:date>
    <meta:editing-duration>PT12M51S</meta:editing-duration>
    <meta:editing-cycles>6</meta:editing-cycles>
    <meta:document-statistic meta:table-count="2" meta:cell-count="1688" meta:object-count="0"/>
  </office:meta>
</office:document-meta>
</file>